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har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set.AbstractCharset( String name , String aliase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harset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hars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set.ge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harset.equals( Charset char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